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a5a5a5" draw:textarea-horizontal-align="justify" draw:textarea-vertical-align="middle" draw:auto-grow-height="false" fo:min-height="10.924cm" fo:min-width="0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a5a5a5" draw:textarea-horizontal-align="justify" draw:textarea-vertical-align="middle" draw:auto-grow-height="false" fo:min-height="10.925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1.699cm" fo:min-width="1.15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6.564cm" fo:min-width="1.154cm"/>
    </style:style>
    <style:style style:name="gr5" style:family="graphic" style:parent-style-name="standard">
      <style:graphic-properties svg:stroke-color="#ffffff" draw:fill-color="#0000ff" draw:textarea-horizontal-align="justify" draw:textarea-vertical-align="middle" draw:auto-grow-height="false" fo:min-height="6.782cm" fo:min-width="0.498cm"/>
    </style:style>
    <style:style style:name="gr6" style:family="graphic" style:parent-style-name="standard">
      <style:graphic-properties svg:stroke-color="#ffffff" draw:fill-color="#0000ff" draw:textarea-horizontal-align="justify" draw:textarea-vertical-align="middle" draw:auto-grow-height="false" fo:min-height="3.758cm" fo:min-width="0.498cm"/>
    </style:style>
    <style:style style:name="gr7" style:family="graphic" style:parent-style-name="standard">
      <style:graphic-properties svg:stroke-color="#ffffff" draw:fill-color="#fe7f00" draw:textarea-horizontal-align="justify" draw:textarea-vertical-align="middle" draw:auto-grow-height="false" fo:min-height="3.707cm" fo:min-width="0cm"/>
    </style:style>
    <style:style style:name="gr8" style:family="graphic" style:parent-style-name="standard">
      <style:graphic-properties svg:stroke-color="#ffffff" draw:fill-color="#fe7f00" draw:textarea-horizontal-align="justify" draw:textarea-vertical-align="middle" draw:auto-grow-height="false" fo:min-height="3.601cm" fo:min-width="0cm"/>
    </style:style>
    <style:style style:name="gr9" style:family="graphic" style:parent-style-name="standard">
      <style:graphic-properties svg:stroke-color="#ffffff" draw:fill-color="#666666" draw:textarea-horizontal-align="justify" draw:textarea-vertical-align="middle" draw:auto-grow-height="false" fo:min-height="1.928cm" fo:min-width="0cm"/>
    </style:style>
    <style:style style:name="gr10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37cm" fo:min-width="0.5cm"/>
    </style:style>
    <style:style style:name="gr11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36cm" fo:min-width="0.5cm"/>
    </style:style>
    <style:style style:name="gr12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36cm" fo:min-width="0.5cm"/>
    </style:style>
    <style:style style:name="gr1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37cm" fo:min-width="0.5cm"/>
    </style:style>
    <style:style style:name="gr14" style:family="graphic" style:parent-style-name="standard">
      <style:graphic-properties svg:stroke-width="0.159cm" svg:stroke-color="#ff0000" draw:marker-start-width="0.438cm" draw:marker-end-width="0.438cm" draw:fill-color="#fffffe" draw:textarea-horizontal-align="justify" draw:textarea-vertical-align="middle" draw:auto-grow-height="false" fo:min-height="0.178cm" fo:min-width="0.042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ff0000" draw:marker-start-width="0.438cm" draw:marker-end-width="0.438cm" draw:fill-color="#fffffe" draw:textarea-horizontal-align="justify" draw:textarea-vertical-align="middle" draw:auto-grow-height="false" fo:min-height="0.179cm" fo:min-width="0.042cm" fo:padding-top="0.204cm" fo:padding-bottom="0.204cm" fo:padding-left="0.329cm" fo:padding-right="0.329cm"/>
    </style:style>
    <style:style style:name="gr16" style:family="graphic" style:parent-style-name="standard">
      <style:graphic-properties draw:stroke="none" draw:fill-color="#191919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ffffff" draw:fill-color="#666666" draw:textarea-horizontal-align="justify" draw:textarea-vertical-align="middle" draw:auto-grow-height="false" fo:min-height="0.983cm" fo:min-width="0cm"/>
    </style:style>
    <style:style style:name="gr19" style:family="graphic" style:parent-style-name="standard">
      <style:graphic-properties svg:stroke-color="#ffffff" draw:fill-color="#fe7f00" draw:textarea-horizontal-align="justify" draw:textarea-vertical-align="middle" draw:auto-grow-height="false" fo:min-height="2.022cm" fo:min-width="0cm"/>
    </style:style>
    <style:style style:name="gr20" style:family="graphic" style:parent-style-name="standard">
      <style:graphic-properties draw:stroke="solid" svg:stroke-color="#0000b0" draw:fill="none" draw:fill-color="#ffffff" fo:min-height="0.85cm"/>
    </style:style>
    <style:style style:name="gr21" style:family="graphic" style:parent-style-name="standard">
      <style:graphic-properties draw:stroke="solid" svg:stroke-color="#0000b0" draw:fill="none" draw:fill-color="#ffffff" fo:min-height="0.712cm"/>
    </style:style>
    <style:style style:name="gr22" style:family="graphic" style:parent-style-name="standard">
      <style:graphic-properties draw:stroke="solid" svg:stroke-color="#0000b0" draw:fill="none" draw:fill-color="#ffffff" fo:min-height="0.75cm"/>
    </style:style>
    <style:style style:name="gr23" style:family="graphic" style:parent-style-name="objectwithoutfill">
      <style:graphic-properties draw:stroke="dash" draw:stroke-dash="Fine_20_Dashed" svg:stroke-color="#580000" draw:marker-end="Arrow" draw:marker-end-width="0.3cm" draw:fill="none" draw:textarea-vertical-align="middle"/>
    </style:style>
    <style:style style:name="gr24" style:family="graphic" style:parent-style-name="standard">
      <style:graphic-properties svg:stroke-width="0.081cm" svg:stroke-color="#7f00fe" draw:marker-start-width="0.321cm" draw:marker-end-width="0.321cm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color="#0000b0" draw:fill="none" draw:fill-color="#ffffff" fo:min-height="0.65cm"/>
    </style:style>
    <style:style style:name="P1" style:family="paragraph">
      <loext:graphic-properties draw:fill="solid" draw:fill-color="#a5a5a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e7f00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gradient" draw:fill-gradient-name="Tango_20_Green"/>
      <style:paragraph-properties fo:text-align="center"/>
    </style:style>
    <style:style style:name="P7" style:family="paragraph">
      <loext:graphic-properties draw:fill-color="#fffffe"/>
      <style:paragraph-properties fo:text-align="center"/>
    </style:style>
    <style:style style:name="P8" style:family="paragraph">
      <loext:graphic-properties draw:fill-color="#19191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4cm" svg:height="11.301cm" svg:x="2.9cm" svg:y="4.0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4cm" svg:height="11.301cm" svg:x="3.3cm" svg:y="4.08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4cm" svg:height="11.302cm" svg:x="3.301cm" svg:y="4.08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4cm" svg:height="11.301cm" svg:x="3.7cm" svg:y="4.09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205cm" svg:height="12.5cm" svg:x="4.8cm" svg:y="3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205cm" svg:height="12.5cm" svg:x="6.848cm" svg:y="3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205cm" svg:height="7.365cm" svg:x="8.895cm" svg:y="5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1.33cm" svg:height="7.363cm" svg:x="11.3cm" svg:y="5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1.33cm" svg:height="7.363cm" svg:x="12.536cm" svg:y="5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33cm" svg:height="4.339cm" svg:x="13.77cm" svg:y="6.9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4" draw:layer="layout" svg:width="0.595cm" svg:height="4.105cm" svg:x="15.5cm" svg:y="7.0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4" draw:layer="layout" svg:width="0.595cm" svg:height="4.105cm" svg:x="16.053cm" svg:y="7.0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4" draw:layer="layout" svg:width="0.595cm" svg:height="4cm" svg:x="16.605cm" svg:y="7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0.491cm" svg:height="2.3cm" svg:x="18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0.491cm" svg:height="2.3cm" svg:x="18.457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5" draw:layer="layout" svg:width="0.492cm" svg:height="2.3cm" svg:x="18.908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6" draw:layer="layout" svg:width="1cm" svg:height="0.587cm" svg:x="20.8cm" svg:y="11.99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91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82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74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1.6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11.578cm">
          <text:p text:style-name="P2"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49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4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1.32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24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15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1.07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9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90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82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10.7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65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57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48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40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3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10.23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15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10.0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98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1cm" svg:height="0.587cm" svg:x="20.8cm" svg:y="9.90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81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73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65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9.56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48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4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31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9.23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9.14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9.06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98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89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81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7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64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56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47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39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31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8.22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8.14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8.0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97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89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7.80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72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64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55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7.47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7.39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30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22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7.13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7.055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97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88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80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71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63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cm" svg:height="0.586cm" svg:x="20.8cm" svg:y="6.55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46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38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30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21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6.13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6.04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966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882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79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1cm" svg:height="0.587cm" svg:x="20.8cm" svg:y="5.71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631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547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0.586cm" svg:x="20.8cm" svg:y="5.463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cm" svg:height="0.587cm" svg:x="20.8cm" svg:y="5.378cm">
          <text:p/>
          <draw:enhanced-geometry svg:viewBox="0 0 21600 21600" draw:glue-points="?f6 0 10800 ?f8 ?f11 10800 ?f9 21600 10800 ?f10 ?f5 10800" draw:text-areas="?f3 ?f3 ?f4 ?f4" draw:mirror-horizontal="true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0.7cm" svg:height="0.586cm" svg:x="23.3cm" svg:y="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5.0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cm" svg:height="0.587cm" svg:x="23.3cm" svg:y="5.8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6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cm" svg:height="0.587cm" svg:x="23.3cm" svg:y="7.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cm" svg:height="0.587cm" svg:x="23.3cm" svg:y="10.0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10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cm" svg:height="0.587cm" svg:x="23.3cm" svg:y="11.7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12.5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7cm" svg:height="0.586cm" svg:x="23.3cm" svg:y="13.4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3cm" svg:height="0.3cm" svg:x="23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3cm" svg:height="0.3cm" svg:x="23.5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3cm" svg:height="0.3cm" svg:x="23.501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4.1cm" svg:y1="9cm" svg:x2="4.9cm" svg:y2="9cm">
          <text:p/>
        </draw:line>
        <draw:line draw:style-name="gr17" draw:text-style-name="P9" draw:layer="layout" svg:x1="10.7cm" svg:y1="9cm" svg:x2="11.5cm" svg:y2="9cm">
          <text:p/>
        </draw:line>
        <draw:line draw:style-name="gr17" draw:text-style-name="P9" draw:layer="layout" svg:x1="15cm" svg:y1="9cm" svg:x2="15.5cm" svg:y2="9cm">
          <text:p/>
        </draw:line>
        <draw:line draw:style-name="gr17" draw:text-style-name="P9" draw:layer="layout" svg:x1="19.8cm" svg:y1="9cm" svg:x2="20.7cm" svg:y2="9cm">
          <text:p/>
        </draw:line>
        <draw:line draw:style-name="gr17" draw:text-style-name="P9" draw:layer="layout" svg:x1="21.9cm" svg:y1="9cm" svg:x2="22.8cm" svg:y2="9cm">
          <text:p/>
        </draw:line>
        <draw:custom-shape draw:style-name="gr9" draw:text-style-name="P5" draw:layer="layout" svg:width="0.491cm" svg:height="2.3cm" svg:x="18cm" svg:y="7.8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5" draw:layer="layout" svg:width="0.491cm" svg:height="1.355cm" svg:x="19.404cm" svg:y="8.2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4" draw:layer="layout" svg:width="0.595cm" svg:height="2.42cm" svg:x="17.1cm" svg:y="7.7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7" draw:text-style-name="P9" draw:layer="layout" svg:x1="17.6cm" svg:y1="9cm" svg:x2="18.1cm" svg:y2="9cm">
          <text:p/>
        </draw:line>
        <draw:frame draw:style-name="gr20" draw:text-style-name="P10" draw:layer="layout" svg:width="5.9cm" svg:height="1.1cm" svg:x="4.7cm" svg:y="17.4cm">
          <draw:text-box>
            <text:p>Convolutional layer</text:p>
          </draw:text-box>
        </draw:frame>
        <draw:frame draw:style-name="gr21" draw:text-style-name="P10" draw:layer="layout" svg:width="5.4cm" svg:height="0.962cm" svg:x="12.7cm" svg:y="1.8cm">
          <draw:text-box>
            <text:p>MaxPooling layer</text:p>
          </draw:text-box>
        </draw:frame>
        <draw:frame draw:style-name="gr22" draw:text-style-name="P10" draw:layer="layout" svg:width="3.2cm" svg:height="1cm" svg:x="2cm" svg:y="2cm">
          <draw:text-box>
            <text:p>3ch Input </text:p>
          </draw:text-box>
        </draw:frame>
        <draw:line draw:style-name="gr23" draw:text-style-name="P9" draw:layer="layout" svg:x1="7.1cm" svg:y1="17.4cm" svg:x2="6.8cm" svg:y2="16.5cm">
          <text:p/>
        </draw:line>
        <draw:line draw:style-name="gr23" draw:text-style-name="P9" draw:layer="layout" svg:x1="7.101cm" svg:y1="17.403cm" svg:x2="12.3cm" svg:y2="13.5cm">
          <text:p/>
        </draw:line>
        <draw:line draw:style-name="gr23" draw:text-style-name="P9" draw:layer="layout" svg:x1="7.101cm" svg:y1="17.404cm" svg:x2="16.3cm" svg:y2="11.6cm">
          <text:p/>
        </draw:line>
        <draw:line draw:style-name="gr23" draw:text-style-name="P9" draw:layer="layout" svg:x1="7.101cm" svg:y1="17.405cm" svg:x2="18.7cm" svg:y2="10.7cm">
          <text:p/>
        </draw:line>
        <draw:ellipse draw:style-name="gr24" draw:text-style-name="P2" draw:layer="layout" svg:width="2.9cm" svg:height="0.557cm" svg:x="5.3cm" svg:y="15.843cm" draw:kind="arc" draw:start-angle="175.51" draw:end-angle="356.73">
          <text:p/>
        </draw:ellipse>
        <draw:ellipse draw:style-name="gr24" draw:text-style-name="P2" draw:layer="layout" svg:width="1.901cm" svg:height="0.557cm" svg:x="11.501cm" svg:y="12.843cm" draw:kind="arc" draw:start-angle="175.51" draw:end-angle="356.73">
          <text:p/>
        </draw:ellipse>
        <draw:ellipse draw:style-name="gr24" draw:text-style-name="P2" draw:layer="layout" svg:width="1.602cm" svg:height="0.557cm" svg:x="15.5cm" svg:y="10.943cm" draw:kind="arc" draw:start-angle="175.51" draw:end-angle="356.73">
          <text:p/>
        </draw:ellipse>
        <draw:ellipse draw:style-name="gr24" draw:text-style-name="P2" draw:layer="layout" svg:width="1.401cm" svg:height="0.557cm" svg:x="18cm" svg:y="9.943cm" draw:kind="arc" draw:start-angle="175.51" draw:end-angle="356.73">
          <text:p/>
        </draw:ellipse>
        <draw:line draw:style-name="gr23" draw:text-style-name="P9" draw:layer="layout" svg:x1="3.5cm" svg:y1="3cm" svg:x2="3.5cm" svg:y2="4cm">
          <text:p/>
        </draw:line>
        <draw:line draw:style-name="gr23" draw:text-style-name="P9" draw:layer="layout" svg:x1="15.1cm" svg:y1="2.8cm" svg:x2="10.3cm" svg:y2="5.5cm">
          <text:p/>
        </draw:line>
        <draw:line draw:style-name="gr23" draw:text-style-name="P9" draw:layer="layout" svg:x1="15.101cm" svg:y1="2.8cm" svg:x2="14.5cm" svg:y2="6.7cm">
          <text:p/>
        </draw:line>
        <draw:line draw:style-name="gr23" draw:text-style-name="P9" draw:layer="layout" svg:x1="15.112cm" svg:y1="2.8cm" svg:x2="17.4cm" svg:y2="7.5cm">
          <text:p/>
        </draw:line>
        <draw:line draw:style-name="gr23" draw:text-style-name="P9" draw:layer="layout" svg:x1="15.112cm" svg:y1="2.8cm" svg:x2="19.6cm" svg:y2="8cm">
          <text:p/>
        </draw:line>
        <draw:frame draw:style-name="gr25" draw:text-style-name="P10" draw:layer="layout" svg:width="6.7cm" svg:height="0.962cm" svg:x="15.9cm" svg:y="14.138cm">
          <draw:text-box>
            <text:p>Fully connected layer</text:p>
          </draw:text-box>
        </draw:frame>
        <draw:frame draw:style-name="gr22" draw:text-style-name="P10" draw:layer="layout" svg:width="4.1cm" svg:height="1cm" svg:x="23.7cm" svg:y="1.9cm">
          <draw:text-box>
            <text:p>Output layer</text:p>
          </draw:text-box>
        </draw:frame>
        <draw:line draw:style-name="gr23" draw:text-style-name="P9" draw:layer="layout" svg:x1="26cm" svg:y1="2.9cm" svg:x2="23.8cm" svg:y2="4cm">
          <text:p/>
        </draw:line>
        <draw:line draw:style-name="gr23" draw:text-style-name="P9" draw:layer="layout" svg:x1="19.5cm" svg:y1="14.1cm" svg:x2="21.1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07:17:21.979918415</meta:creation-date>
    <dc:date>2019-04-16T08:19:59.348493159</dc:date>
    <meta:editing-duration>PT20M38S</meta:editing-duration>
    <meta:editing-cycles>3</meta:editing-cycles>
    <meta:generator>LibreOffice/6.0.7.3$Linux_X86_64 LibreOffice_project/00m0$Build-3</meta:generator>
    <meta:document-statistic meta:object-count="138"/>
  </office:meta>
</office:document-meta>
</file>